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tJellyContext.removeVariabl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tJellyContext.createChild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JellyContext.setVariable( String name , Object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ntJellyContext.getVariabl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JellyContext.setVariables( Map variabl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ntJellyContext.getVariab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tJellyContext.getVariable( String 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ntJellyContext.AntJellyContext( Project project , JellyContext parentJelly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